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c1c1c" draw:fill-color="#ffffff" draw:textarea-horizontal-align="justify" draw:textarea-vertical-align="middle" draw:auto-grow-height="false" fo:min-height="8.64cm" fo:min-width="22.36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655cm" fo:min-width="1.40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bf0041" draw:marker-start-width="0.252cm" draw:marker-end-width="0.252cm" draw:fill-color="#ff4000" draw:textarea-horizontal-align="justify" draw:textarea-vertical-align="middle" draw:auto-grow-height="false" fo:min-height="1.621cm" fo:min-width="1.37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5" style:family="graphic" style:parent-style-name="objectwithoutfill">
      <style:graphic-properties draw:stroke="dash" draw:stroke-dash="Dash"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621cm" fo:min-width="1.371cm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font-name="Computer modern1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mputer Modern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Computer Moder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2.86cm" svg:height="8.89cm" svg:x="1.609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59cm" svg:y="5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905cm" draw:transform="rotate (-0.548556983901818) translate (10.054cm 3.8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89cm" svg:height="0.988cm" svg:x="2.724cm" svg:y="5.196cm">
          <draw:text-box>
            <text:p><text:span text:style-name="T1">overla</text:span><text:span text:style-name="T1">p</text:span></text:p>
          </draw:text-box>
        </draw:frame>
        <draw:line draw:style-name="gr5" draw:text-style-name="P5" draw:layer="layout" svg:x1="13.944cm" svg:y1="5.768cm" svg:x2="16.484cm" svg:y2="5.768cm">
          <text:p/>
        </draw:line>
        <draw:custom-shape draw:style-name="gr6" draw:text-style-name="P2" draw:layer="layout" svg:width="1.905cm" svg:height="1.905cm" svg:x="17.442cm" svg:y="5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905cm" draw:transform="rotate (-0.548556983901818) translate (20.337cm 3.9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884cm" svg:height="0.988cm" svg:x="2.551cm" svg:y="10.593cm">
          <draw:text-box>
            <text:p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6" draw:text-style-name="P2" draw:layer="layout" svg:width="1.905cm" svg:height="1.905cm" svg:x="7.273cm" svg:y="10.0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905cm" draw:transform="rotate (-0.548556983901818) translate (10.768cm 8.8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3.971cm" svg:y1="10.145cm" svg:x2="16.511cm" svg:y2="10.145cm">
          <text:p/>
        </draw:line>
        <draw:custom-shape draw:style-name="gr6" draw:text-style-name="P2" draw:layer="layout" svg:width="1.905cm" svg:height="1.905cm" svg:x="17.442cm" svg:y="9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905cm" draw:transform="rotate (-0.548556983901818) translate (20.337cm 8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08:55.238223072</meta:creation-date>
    <dc:date>2024-03-01T18:45:41.064295200</dc:date>
    <meta:editing-duration>PT6H7M33S</meta:editing-duration>
    <meta:editing-cycles>15</meta:editing-cycles>
    <meta:generator>LibreOffice/7.3.7.2$Linux_X86_64 LibreOffice_project/30$Build-2</meta:generator>
    <meta:document-statistic meta:object-count="36"/>
  </office:meta>
</office:document-meta>
</file>